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51.89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59.81mm"/>
    </style:style>
    <style:style style:name="co5" style:family="table-column">
      <style:table-column-properties fo:break-before="auto" style:column-width="44.98mm"/>
    </style:style>
    <style:style style:name="co6" style:family="table-column">
      <style:table-column-properties fo:break-before="auto" style:column-width="43.62mm"/>
    </style:style>
    <style:style style:name="co7" style:family="table-column">
      <style:table-column-properties fo:break-before="auto" style:column-width="28.35mm"/>
    </style:style>
    <style:style style:name="co8" style:family="table-column">
      <style:table-column-properties fo:break-before="auto" style:column-width="39.14mm"/>
    </style:style>
    <style:style style:name="co9" style:family="table-column">
      <style:table-column-properties fo:break-before="auto" style:column-width="37.32mm"/>
    </style:style>
    <style:style style:name="co10" style:family="table-column">
      <style:table-column-properties fo:break-before="auto" style:column-width="34.24mm"/>
    </style:style>
    <style:style style:name="co11" style:family="table-column">
      <style:table-column-properties fo:break-before="auto" style:column-width="47.68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83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2mm" fo:break-before="auto" style:use-optimal-row-height="false"/>
    </style:style>
    <style:style style:name="ro6" style:family="table-row">
      <style:table-row-properties style:row-height="14.99mm" fo:break-before="auto" style:use-optimal-row-height="false"/>
    </style:style>
    <style:style style:name="ro7" style:family="table-row">
      <style:table-row-properties style:row-height="6.83mm" fo:break-before="auto" style:use-optimal-row-height="true"/>
    </style:style>
    <style:style style:name="ro8" style:family="table-row">
      <style:table-row-properties style:row-height="8.24mm" fo:break-before="auto" style:use-optimal-row-height="true"/>
    </style:style>
    <style:style style:name="ta1" style:family="table" style:master-page-name="PageStyle_5f_Original_20_Names_20_plate1">
      <style:table-properties table:display="true" style:writing-mode="lr-tb"/>
    </style:style>
    <style:style style:name="ta2" style:family="table" style:master-page-name="PageStyle_5f_Condition1_20_plate1">
      <style:table-properties table:display="true" style:writing-mode="lr-tb"/>
    </style:style>
    <style:style style:name="ta3" style:family="table" style:master-page-name="PageStyle_5f_Condition2_20_plate1">
      <style:table-properties table:display="true" style:writing-mode="lr-tb"/>
    </style:style>
    <style:style style:name="ta4" style:family="table" style:master-page-name="PageStyle_5f_Condition3_20_plate1">
      <style:table-properties table:display="true" style:writing-mode="lr-tb"/>
    </style:style>
    <style:style style:name="ta5" style:family="table" style:master-page-name="PageStyle_5f_barcodes">
      <style:table-properties table:display="true" style:writing-mode="lr-tb"/>
    </style:style>
    <style:style style:name="ta6" style:family="table" style:master-page-name="PageStyle_5f_Final_20_Names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 fo:padding="0.71mm"/>
      <style:text-properties fo:color="#dc23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ackground-color="#e6e6e6"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ackground-color="#e6e6e6"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99ccff" fo:padding="0.71mm"/>
    </style:style>
    <style:style style:name="ce11" style:family="table-cell" style:parent-style-name="Default">
      <style:table-cell-properties fo:background-color="#99ccff" fo:padding="0.71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0.71mm"/>
      <style:text-properties fo:color="#b847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transparent" fo:padding="0.71mm"/>
      <style:text-properties fo:color="#b847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e6e6e6" style:text-align-source="fix" style:repeat-content="false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Default">
      <style:table-cell-properties fo:border-bottom="none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fo:border-bottom="none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5pt solid #000000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66cc00" fo:padding="1.41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099">
      <style:table-cell-properties fo:padding="0.71mm"/>
    </style:style>
    <style:style style:name="ce53" style:family="table-cell" style:parent-style-name="Default" style:data-style-name="N99">
      <style:table-cell-properties fo:padding="0.71mm"/>
    </style:style>
    <style:style style:name="ce23" style:family="table-cell" style:parent-style-name="Default">
      <style:table-cell-properties fo:border-bottom="none" fo:border-left="0.06pt solid #000000" fo:padding="0.71mm" fo:border-right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order-left="0.06pt solid #000000" fo:padding="0.71mm" fo:border-right="none" fo:border-top="none"/>
    </style:style>
    <style:style style:name="ce25" style:family="table-cell" style:parent-style-name="Default">
      <style:table-cell-properties fo:border-bottom="0.06pt solid #000000" fo:border-left="0.06pt solid #000000" fo:padding="0.71mm" fo:border-right="none" fo:border-top="none"/>
    </style:style>
    <style:style style:name="ce26" style:family="table-cell" style:parent-style-name="Default">
      <style:table-cell-properties fo:border-bottom="none" fo:border-left="none" fo:padding="0.71mm" fo:border-right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border-left="none" fo:padding="0.71mm" fo:border-right="none" fo:border-top="none"/>
    </style:style>
    <style:style style:name="ce28" style:family="table-cell" style:parent-style-name="Default">
      <style:table-cell-properties fo:border-bottom="non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none" fo:border-left="none" fo:padding="0.71mm" fo:border-right="0.06pt solid #000000" fo:border-top="none"/>
    </style:style>
    <style:style style:name="ce30" style:family="table-cell" style:parent-style-name="Default">
      <style:table-cell-properties fo:border-bottom="0.06pt solid #000000" fo:border-left="none" fo:padding="0.71mm" fo:border-right="0.06pt solid #000000" fo:border-top="none"/>
    </style:style>
    <style:style style:name="ce31" style:family="table-cell" style:parent-style-name="Default">
      <style:table-cell-properties fo:border-bottom="none" fo:border-left="0.06pt solid #000000" fo:padding="0.71mm" fo:border-right="none" fo:border-top="0.06pt solid #000000"/>
    </style:style>
    <style:style style:name="ce32" style:family="table-cell" style:parent-style-name="Default">
      <style:table-cell-properties fo:border-bottom="none" fo:border-left="none" fo:padding="0.71mm" fo:border-right="none" fo:border-top="0.06pt solid #000000"/>
    </style:style>
    <style:style style:name="ce33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ce7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padding="0.71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26mm" svg:stroke-color="#3465a4" svg:stroke-opacity="100%" draw:stroke-linejoin="round" svg:stroke-linecap="square" draw:fill="solid" draw:fill-color="#729fcf" draw:textarea-horizontal-align="justify" draw:textarea-vertical-align="middle" draw:auto-grow-height="false" fo:padding-top="0mm" fo:padding-bottom="0mm" fo:padding-left="0mm" fo:padding-right="0mm" fo:wrap-option="wrap" draw:shadow-color="#808080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e82" draw:fill-gradient-name="Gradient_20_7" draw:textarea-horizontal-align="justify" draw:textarea-vertical-align="justify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style:paragraph-properties fo:text-align="start"/>
      <style:text-properties fo:font-size="14pt" fo:font-weight="bold"/>
    </style:style>
    <style:style style:name="P4" style:family="paragraph">
      <style:paragraph-properties fo:text-align="start"/>
      <style:text-properties fo:font-size="13pt" fo:font-weight="bold"/>
    </style:style>
    <style:style style:name="P5" style:family="paragraph">
      <style:paragraph-properties fo:text-align="start" style:text-autospace="none" style:line-break="normal" style:writing-mode="lr-tb"/>
      <style:text-properties fo:hyphenate="false"/>
    </style:style>
    <style:style style:name="P6" style:family="paragraph">
      <loext:graphic-properties draw:fill="gradient" draw:fill-color="#fbfe82" draw:fill-gradient-name="Gradient_20_7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14pt" fo:font-style="normal" fo:text-shadow="none" style:text-underline-style="none" fo:font-weight="bold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3d9"/>
    </style:style>
    <style:style style:name="T5" style:family="text">
      <style:text-properties fo:color="#99ccff"/>
    </style:style>
    <style:style style:name="T6" style:family="text">
      <style:text-properties fo:color="#00cc33"/>
    </style:style>
    <style:style style:name="T7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Original Names plate1" table:style-name="ta1" table:protected="true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ond_2" form:control-implementation="ooo:com.sun.star.form.component.CheckBox" xml:id="control1" form:id="control1" form:label="Cond_2" form:linked-cell="'Original Names plate1'.G2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ond_1" form:linked-cell="'Original Names plate1'.G2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ond_3" form:control-implementation="ooo:com.sun.star.form.component.CheckBox" xml:id="control3" form:id="control3" form:label="Cond_3" form:linked-cell="'Original Names plate1'.G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Library_Name" form:control-implementation="ooo:com.sun.star.form.component.CheckBox" xml:id="control4" form:id="control4" form:label="Plate/Library id" form:linked-cell="'Original Names plate1'.G2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ustom-shape draw:z-index="0" draw:name="Rectangle 1" draw:style-name="gr1" draw:text-style-name="P2" svg:width="36.09mm" svg:height="50.81mm" svg:x="84mm" svg:y="172.94mm">
            <text:p text:style-name="P1"><text:span text:style-name="T1">1st 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ustom-shape draw:z-index="1" draw:name="Rectangle 2" draw:style-name="gr1" draw:text-style-name="P2" svg:width="39.65mm" svg:height="50.81mm" svg:x="40.05mm" svg:y="172.67mm">
            <text:p text:style-name="P1"><text:span text:style-name="T1">1st 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2" draw:name="Rectangle 3" draw:style-name="gr1" draw:text-style-name="P2" svg:width="35.11mm" svg:height="50.81mm" svg:x="125.85mm" svg:y="172.94mm">
            <text:p text:style-name="P1"><text:span text:style-name="T1">2nd 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3" draw:name="Rectangle 4" draw:style-name="gr1" draw:text-style-name="P2" svg:width="35.17mm" svg:height="50.78mm" svg:x="164.06mm" svg:y="173.3mm">
            <text:p text:style-name="P1"><text:span text:style-name="T1">2nd 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ontrol draw:z-index="4" draw:name="Cond_1" draw:style-name="gr2" draw:text-style-name="P3" svg:width="27.77mm" svg:height="8.16mm" svg:x="177.61mm" svg:y="118.9mm" draw:control="control1"/>
          <draw:control draw:z-index="5" draw:name="Cond_1" draw:style-name="gr2" draw:text-style-name="P3" svg:width="29.9mm" svg:height="8.16mm" svg:x="143.1mm" svg:y="118.9mm" draw:control="control2"/>
          <draw:control draw:z-index="6" draw:name="Cond_1" draw:style-name="gr2" draw:text-style-name="P3" svg:width="32.57mm" svg:height="8.16mm" svg:x="209.99mm" svg:y="118.9mm" draw:control="control3"/>
          <draw:control draw:z-index="7" draw:style-name="gr2" draw:text-style-name="P4" svg:width="48.4mm" svg:height="7.24mm" svg:x="241.62mm" svg:y="120.37mm" draw:control="control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9" table:default-cell-style-name="ce2"/>
        <table:table-column table:style-name="co9" table:default-cell-style-name="ce2"/>
        <table:table-column table:style-name="co7" table:number-columns-repeated="239" table:default-cell-style-name="ce2"/>
        <table:table-column table:style-name="co7" table:number-columns-repeated="767" table:default-cell-style-name="Default"/>
        <table:table-row table:style-name="ro1" table:number-rows-repeated="2">
          <table:table-cell table:style-name="ce15" table:number-columns-repeated="25"/>
          <table:table-cell table:number-columns-repeated="999"/>
        </table:table-row>
        <table:table-row table:style-name="ro2">
          <table:table-cell table:style-name="ce15"/>
          <table:table-cell table:style-name="ce17" office:value-type="string" calcext:value-type="string">
            <text:p>Single-Cell RNA-seq naming template</text:p>
          </table:table-cell>
          <table:table-cell table:style-name="ce15" table:number-columns-repeated="2"/>
          <table:table-cell table:style-name="ce15" office:value-type="string" calcext:value-type="string">
            <text:p>Version: 07-April-2017</text:p>
          </table:table-cell>
          <table:table-cell table:style-name="ce15" table:number-columns-repeated="20"/>
          <table:table-cell table:number-columns-repeated="999"/>
        </table:table-row>
        <table:table-row table:style-name="ro1" table:number-rows-repeated="2">
          <table:table-cell table:style-name="ce15" table:number-columns-repeated="25"/>
          <table:table-cell table:number-columns-repeated="999"/>
        </table:table-row>
        <table:table-row table:style-name="ro1">
          <table:table-cell table:style-name="ce15"/>
          <table:table-cell table:style-name="ce18" office:value-type="string" calcext:value-type="string">
            <text:p>1. Please fill in the RED fields on this sheet!!!</text:p>
          </table:table-cell>
          <table:table-cell table:style-name="ce35"/>
          <table:table-cell table:style-name="ce15" table:number-columns-repeated="22"/>
          <table:table-cell table:number-columns-repeated="999"/>
        </table:table-row>
        <table:table-row table:style-name="ro1">
          <table:table-cell table:style-name="ce15"/>
          <table:table-cell table:style-name="ce18" office:value-type="string" calcext:value-type="string">
            <text:p>2. Fill in your conditions (1/2/3) on the next sheet(s)</text:p>
          </table:table-cell>
          <table:table-cell table:style-name="ce35"/>
          <table:table-cell table:style-name="ce15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 table:style-name="ce15"/>
          <table:table-cell table:style-name="ce6" office:value-type="string" calcext:value-type="string">
            <text:p>3. <text:span text:style-name="T4">Select fields</text:span><text:span text:style-name="T5"> </text:span>you want to have in cell names</text:p>
          </table:table-cell>
          <table:table-cell table:style-name="ce19"/>
          <table:table-cell table:style-name="ce15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 table:style-name="ce15"/>
          <table:table-cell table:style-name="ce18" office:value-type="string" calcext:value-type="string">
            <text:p>4. Check last sheet and <text:span text:style-name="T6">green field</text:span> for final names</text:p>
          </table:table-cell>
          <table:table-cell table:style-name="ce15" table:number-columns-repeated="3"/>
          <table:table-cell/>
          <table:table-cell table:style-name="ce15" table:number-columns-repeated="19"/>
          <table:table-cell table:number-columns-repeated="999"/>
        </table:table-row>
        <table:table-row table:style-name="ro1">
          <table:table-cell table:style-name="ce15" table:number-columns-repeated="5"/>
          <table:table-cell/>
          <table:table-cell table:style-name="ce15" table:number-columns-repeated="19"/>
          <table:table-cell table:number-columns-repeated="999"/>
        </table:table-row>
        <table:table-row table:style-name="ro4">
          <table:table-cell table:style-name="ce15"/>
          <table:table-cell table:style-name="ce7" office:value-type="string" calcext:value-type="string">
            <text:p>This table allows cell naming for up to 2 plates!</text:p>
          </table:table-cell>
          <table:table-cell table:style-name="Default" table:number-columns-repeated="3"/>
          <table:table-cell/>
          <table:table-cell table:style-name="ce15" table:number-columns-repeated="19"/>
          <table:table-cell table:number-columns-repeated="999"/>
        </table:table-row>
        <table:table-row table:style-name="ro5">
          <table:table-cell table:style-name="ce15"/>
          <table:table-cell table:style-name="ce8" table:number-columns-repeated="2"/>
          <table:table-cell table:style-name="ce20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6">
          <table:table-cell table:style-name="ce15"/>
          <table:table-cell table:style-name="ce8"/>
          <table:table-cell table:style-name="ce37" office:value-type="string" calcext:value-type="string" table:number-columns-spanned="1" table:number-rows-spanned="2">
            <text:p>Cell barcode</text:p>
          </table:table-cell>
          <table:table-cell table:style-name="ce38" office:value-type="string" calcext:value-type="string" table:number-columns-spanned="1" table:number-rows-spanned="2">
            <text:p>Sample name</text:p>
            <text:p>(as given on </text:p>
            <text:p>Sequencing sheet)</text:p>
          </table:table-cell>
          <table:table-cell table:style-name="ce37" office:value-type="string" calcext:value-type="string" table:number-columns-spanned="1" table:number-rows-spanned="2">
            <text:p>Plate/Library </text:p>
            <text:p>Identifier</text:p>
            <text:p>(for cell name)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8"/>
          <table:covered-table-cell table:style-name="ce8"/>
          <table:covered-table-cell table:number-columns-repeated="2" table:style-name="ce39"/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 office:value-type="string" calcext:value-type="string">
            <text:p>1<text:span text:style-name="T7">st</text:span><text:span text:style-name="T8"> plate</text:span></text:p>
          </table:table-cell>
          <table:table-cell table:style-name="ce20" office:value-type="string" calcext:value-type="string">
            <text:p>1-96</text:p>
          </table:table-cell>
          <table:table-cell table:style-name="ce48" office:value-type="string" calcext:value-type="string">
            <text:p>Epm1</text:p>
          </table:table-cell>
          <table:table-cell table:style-name="ce52" office:value-type="string" calcext:value-type="string">
            <text:p>P1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/>
          <table:table-cell table:style-name="ce20" office:value-type="string" calcext:value-type="string">
            <text:p>97-192</text:p>
          </table:table-cell>
          <table:table-cell table:style-name="ce49" office:value-type="string" calcext:value-type="string">
            <text:p>Epm1</text:p>
          </table:table-cell>
          <table:table-cell table:style-name="ce54" office:value-type="string" calcext:value-type="string">
            <text:p>P1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 office:value-type="string" calcext:value-type="string">
            <text:p>2<text:span text:style-name="T7">nd</text:span><text:span text:style-name="T8"> plate</text:span></text:p>
          </table:table-cell>
          <table:table-cell table:style-name="ce20" office:value-type="string" calcext:value-type="string">
            <text:p>1-96</text:p>
          </table:table-cell>
          <table:table-cell table:style-name="ce49"/>
          <table:table-cell table:style-name="ce54"/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/>
          <table:table-cell table:style-name="ce20" office:value-type="string" calcext:value-type="string">
            <text:p>97-192</text:p>
          </table:table-cell>
          <table:table-cell table:style-name="ce51"/>
          <table:table-cell table:style-name="ce55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/>
          <table:table-cell table:style-name="ce10" table:number-columns-repeated="5"/>
          <table:table-cell table:number-columns-repeated="1018"/>
        </table:table-row>
        <table:table-row table:style-name="ro7">
          <table:table-cell/>
          <table:table-cell table:style-name="ce11" office:value-type="string" calcext:value-type="string">
            <text:p>Please select fields for cell name:</text:p>
          </table:table-cell>
          <table:table-cell table:style-name="ce10" table:number-columns-repeated="4"/>
          <table:table-cell table:style-name="ce47" office:value-type="boolean" office:boolean-value="true" calcext:value-type="boolean">
            <text:p>TRUE</text:p>
          </table:table-cell>
          <table:table-cell office:value-type="string" calcext:value-type="string">
            <text:p>Cond1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7" office:value-type="boolean" office:boolean-value="true" calcext:value-type="boolean">
            <text:p>TRUE</text:p>
          </table:table-cell>
          <table:table-cell office:value-type="string" calcext:value-type="string">
            <text:p>Cond2</text:p>
          </table:table-cell>
          <table:table-cell table:number-columns-repeated="1016"/>
        </table:table-row>
        <table:table-row table:style-name="ro8">
          <table:table-cell/>
          <table:table-cell table:style-name="ce21" office:value-type="string" calcext:value-type="string">
            <text:p>Example name for cell 42 in 1st plate:</text:p>
          </table:table-cell>
          <table:table-cell table:style-name="Default"/>
          <table:table-cell/>
          <table:table-cell table:style-name="ce46" table:formula="of:=CONCATENATE(IF([.G20]=1;['Condition1 plate1'.D11];&quot;&quot;);IF([.G20]=1;&quot;_&quot;;&quot;&quot;);IF([.G21]=1;['Condition2 plate1'.E11];&quot;&quot;);IF([.G21]=1;&quot;_&quot;;&quot;&quot;);IF([.G22]=1;['Condition3 plate1'.D11];&quot;&quot;);IF([.G22]=1;&quot;_&quot;;&quot;&quot;);IF(['Original Names plate1'.$G$23]=1;CONCATENATE(lib_name_1;&quot;_&quot;);&quot;&quot;);[barcodes.D11])" office:value-type="string" office:string-value="B6_WT_7wks_HFD3d_P1_45" calcext:value-type="string" table:number-columns-spanned="2" table:number-rows-spanned="1">
            <text:p>B6_WT_7wks_HFD3d_P1_45</text:p>
          </table:table-cell>
          <table:covered-table-cell/>
          <table:table-cell table:style-name="ce47" office:value-type="boolean" office:boolean-value="false" calcext:value-type="boolean">
            <text:p>FALSE</text:p>
          </table:table-cell>
          <table:table-cell office:value-type="string" calcext:value-type="string">
            <text:p>Cond3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53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 calcext:value-type="string">
            <text:p>Questions? Please contact Steffen or Heidi! :-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ce34" office:value-type="string" calcext:value-type="string">
            <text:p>Plate Layou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1 plate1" table:style-name="ta2">
        <office:forms form:automatic-focus="false" form:apply-design-mode="false"/>
        <table:table-column table:style-name="co7" table:default-cell-style-name="ce2"/>
        <table:table-column table:style-name="co10" table:default-cell-style-name="ce2"/>
        <table:table-column table:style-name="co7" table:number-columns-repeated="255" table:default-cell-style-name="ce2"/>
        <table:table-column table:style-name="co7" table:number-columns-repeated="767" table:default-cell-style-name="Default"/>
        <table:table-row table:style-name="ro3">
          <table:table-cell table:style-name="ce2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table:style-name="ce24" office:value-type="string" calcext:value-type="string">
            <text:p>A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B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C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D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E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F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G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H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I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J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K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L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M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N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O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5" office:value-type="string" calcext:value-type="string">
            <text:p>P</text:p>
          </table:table-cell>
          <table:table-cell table:number-columns-repeated="12" table:style-name="ce27" office:value-type="string" calcext:value-type="string">
            <text:p>B6_WT_7wks</text:p>
          </table:table-cell>
          <table:table-cell table:style-name="ce27" table:number-columns-repeated="11"/>
          <table:table-cell table:style-name="ce30"/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office:annotation office:display="true" draw:style-name="gr3" draw:text-style-name="P6" svg:width="82.82mm" svg:height="31.39mm" svg:x="95.44mm" svg:y="101.6mm" draw:caption-point-x="-4.62mm" draw:caption-point-y="16.32mm">
              <dc:date>2017-04-07T00:00:00</dc:date>
              <text:p text:style-name="P5"><text:span text:style-name="T2">Heidi:</text:span></text:p>
              <text:p text:style-name="P5"><text:span text:style-name="T3">fill in your condition 1 of your first plate. If your conditions don't change between plates you can reuse this for the naming of the second plate as well</text:span></text:p>
              <text:p text:style-name="P5"><text:span text:style-name="T3"/></text:p>
              <text:p text:style-name="P5"><text:span text:style-name="T3"/></text:p>
            </office:annotation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2 plate1" table:style-name="ta3"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</text:p>
          </table:table-cell>
          <table:table-cell table:style-name="ce31" office:value-type="string" calcext:value-type="string">
            <text:p>NCD</text:p>
          </table:table-cell>
          <table:table-cell table:number-columns-repeated="11" table:style-name="ce32" office:value-type="string" calcext:value-type="string">
            <text:p>NCD</text:p>
          </table:table-cell>
          <table:table-cell table:style-name="ce32" table:number-columns-repeated="11"/>
          <table:table-cell table:style-name="ce33"/>
          <table:table-cell table:number-columns-repeated="999"/>
        </table:table-row>
        <table:table-row table:style-name="ro3">
          <table:table-cell office:value-type="string" calcext:value-type="string">
            <text:p>B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C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D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E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F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G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H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I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J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K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L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M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N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O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P</text:p>
          </table:table-cell>
          <table:table-cell table:style-name="ce25" office:value-type="string" calcext:value-type="string">
            <text:p>HFD3d</text:p>
          </table:table-cell>
          <table:table-cell table:number-columns-repeated="11" table:style-name="ce27" office:value-type="string" calcext:value-type="string">
            <text:p>HFD3d</text:p>
          </table:table-cell>
          <table:table-cell table:style-name="ce27" table:number-columns-repeated="11"/>
          <table:table-cell table:style-name="ce30"/>
          <table:table-cell table:number-columns-repeated="99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3 plate1" table:style-name="ta4"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office:annotation office:display="true" draw:style-name="gr3" draw:text-style-name="P6" svg:width="81.49mm" svg:height="38.45mm" svg:x="231.28mm" svg:y="91.01mm" draw:caption-point-x="-4.62mm" draw:caption-point-y="15.62mm">
              <dc:date>2017-04-07T00:00:00</dc:date>
              <text:p text:style-name="P5"><text:span text:style-name="T2">Heidi:</text:span></text:p>
              <text:p text:style-name="P5"><text:span text:style-name="T3">for condition 3, there was a difference between my two plates so I created two sheets to change the naming for the second plate.</text:span></text:p>
            </office:annotation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codes" table:style-name="ta5" table:protected="true">
        <loext:table-protection/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table:style-name="ce15" office:value-type="string" calcext:value-type="string">
            <text:p>A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B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float" office:value="185" calcext:value-type="float">
            <text:p>185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float" office:value="185" calcext:value-type="float">
            <text:p>185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C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D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E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87" calcext:value-type="float">
            <text:p>187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87" calcext:value-type="float">
            <text:p>187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G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156" calcext:value-type="float">
            <text:p>156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156" calcext:value-type="float">
            <text:p>156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J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K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float" office:value="182" calcext:value-type="float">
            <text:p>18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float" office:value="182" calcext:value-type="float">
            <text:p>182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L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74" calcext:value-type="float">
            <text:p>174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74" calcext:value-type="float">
            <text:p>174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M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175" calcext:value-type="float">
            <text:p>175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175" calcext:value-type="float">
            <text:p>175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O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float" office:value="152" calcext:value-type="float">
            <text:p>152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84" calcext:value-type="float">
            <text:p>18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float" office:value="152" calcext:value-type="float">
            <text:p>152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84" calcext:value-type="float">
            <text:p>184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P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76" calcext:value-type="float">
            <text:p>176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76" calcext:value-type="float">
            <text:p>176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table:number-columns-repeated="12"/>
          <table:table-cell table:number-columns-repeated="98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Names" table:style-name="ta6">
        <office:forms form:automatic-focus="false" form:apply-design-mode="false"/>
        <table:table-column table:style-name="co7" table:default-cell-style-name="ce60"/>
        <table:table-column table:style-name="co11" table:default-cell-style-name="ce60"/>
        <table:table-column table:style-name="co12" table:default-cell-style-name="ce60"/>
        <table:table-column table:style-name="co7" table:default-cell-style-name="ce60"/>
        <table:table-column table:style-name="co13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2"/>
        <table:table-column table:style-name="co7" table:number-columns-repeated="3" table:default-cell-style-name="ce60"/>
        <table:table-column table:style-name="co7" table:number-columns-repeated="244" table:default-cell-style-name="ce2"/>
        <table:table-column table:style-name="co7" table:number-columns-repeated="767" table:default-cell-style-name="Default"/>
        <table:table-row table:style-name="ro3">
          <table:table-cell table:style-name="ce59" office:value-type="string" calcext:value-type="string">
            <text:p>sample</text:p>
          </table:table-cell>
          <table:table-cell table:style-name="ce59" office:value-type="string" calcext:value-type="string">
            <text:p>plate</text:p>
          </table:table-cell>
          <table:table-cell table:style-name="ce59" office:value-type="string" calcext:value-type="string">
            <text:p>library</text:p>
          </table:table-cell>
          <table:table-cell table:style-name="ce59" office:value-type="string" calcext:value-type="string">
            <text:p>cell_idx</text:p>
          </table:table-cell>
          <table:table-cell table:style-name="ce61" office:value-type="string" calcext:value-type="string">
            <text:p>cell_name</text:p>
          </table:table-cell>
          <table:table-cell table:number-columns-repeated="2"/>
          <table:table-cell table:style-name="Default"/>
          <table:table-cell table:number-columns-repeated="2"/>
          <table:table-cell table:style-name="ce59" table:number-columns-repeated="3"/>
          <table:table-cell table:number-columns-repeated="1011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])" office:value-type="string" office:string-value="B6_WT_7wks_NCD_P1_1" calcext:value-type="string">
            <text:p>B6_WT_7wks_NCD_P1_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])" office:value-type="string" office:string-value="B6_WT_7wks_NCD_P1_9" calcext:value-type="string">
            <text:p>B6_WT_7wks_NCD_P1_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])" office:value-type="string" office:string-value="B6_WT_7wks_NCD_P1_2" calcext:value-type="string">
            <text:p>B6_WT_7wks_NCD_P1_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])" office:value-type="string" office:string-value="B6_WT_7wks_NCD_P1_10" calcext:value-type="string">
            <text:p>B6_WT_7wks_NCD_P1_1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])" office:value-type="string" office:string-value="B6_WT_7wks_NCD_P1_3" calcext:value-type="string">
            <text:p>B6_WT_7wks_NCD_P1_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])" office:value-type="string" office:string-value="B6_WT_7wks_NCD_P1_11" calcext:value-type="string">
            <text:p>B6_WT_7wks_NCD_P1_1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])" office:value-type="string" office:string-value="B6_WT_7wks_NCD_P1_4" calcext:value-type="string">
            <text:p>B6_WT_7wks_NCD_P1_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])" office:value-type="string" office:string-value="B6_WT_7wks_NCD_P1_12" calcext:value-type="string">
            <text:p>B6_WT_7wks_NCD_P1_1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0])" office:value-type="string" office:string-value="B6_WT_7wks_HFD3d_P1_5" calcext:value-type="string">
            <text:p>B6_WT_7wks_HFD3d_P1_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1])" office:value-type="string" office:string-value="B6_WT_7wks_HFD3d_P1_13" calcext:value-type="string">
            <text:p>B6_WT_7wks_HFD3d_P1_1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2])" office:value-type="string" office:string-value="B6_WT_7wks_HFD3d_P1_6" calcext:value-type="string">
            <text:p>B6_WT_7wks_HFD3d_P1_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3])" office:value-type="string" office:string-value="B6_WT_7wks_HFD3d_P1_14" calcext:value-type="string">
            <text:p>B6_WT_7wks_HFD3d_P1_1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4])" office:value-type="string" office:string-value="B6_WT_7wks_HFD3d_P1_7" calcext:value-type="string">
            <text:p>B6_WT_7wks_HFD3d_P1_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5])" office:value-type="string" office:string-value="B6_WT_7wks_HFD3d_P1_15" calcext:value-type="string">
            <text:p>B6_WT_7wks_HFD3d_P1_1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6])" office:value-type="string" office:string-value="B6_WT_7wks_HFD3d_P1_8" calcext:value-type="string">
            <text:p>B6_WT_7wks_HFD3d_P1_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7])" office:value-type="string" office:string-value="B6_WT_7wks_HFD3d_P1_16" calcext:value-type="string">
            <text:p>B6_WT_7wks_HFD3d_P1_1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8])" office:value-type="string" office:string-value="B6_WT_7wks_NCD_P1_17" calcext:value-type="string">
            <text:p>B6_WT_7wks_NCD_P1_1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9])" office:value-type="string" office:string-value="B6_WT_7wks_NCD_P1_25" calcext:value-type="string">
            <text:p>B6_WT_7wks_NCD_P1_2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0])" office:value-type="string" office:string-value="B6_WT_7wks_NCD_P1_18" calcext:value-type="string">
            <text:p>B6_WT_7wks_NCD_P1_1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1])" office:value-type="string" office:string-value="B6_WT_7wks_NCD_P1_26" calcext:value-type="string">
            <text:p>B6_WT_7wks_NCD_P1_2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2])" office:value-type="string" office:string-value="B6_WT_7wks_NCD_P1_19" calcext:value-type="string">
            <text:p>B6_WT_7wks_NCD_P1_1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3])" office:value-type="string" office:string-value="B6_WT_7wks_NCD_P1_27" calcext:value-type="string">
            <text:p>B6_WT_7wks_NCD_P1_2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4])" office:value-type="string" office:string-value="B6_WT_7wks_NCD_P1_20" calcext:value-type="string">
            <text:p>B6_WT_7wks_NCD_P1_2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5])" office:value-type="string" office:string-value="B6_WT_7wks_NCD_P1_28" calcext:value-type="string">
            <text:p>B6_WT_7wks_NCD_P1_2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6])" office:value-type="string" office:string-value="B6_WT_7wks_HFD3d_P1_21" calcext:value-type="string">
            <text:p>B6_WT_7wks_HFD3d_P1_2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7])" office:value-type="string" office:string-value="B6_WT_7wks_HFD3d_P1_29" calcext:value-type="string">
            <text:p>B6_WT_7wks_HFD3d_P1_2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8])" office:value-type="string" office:string-value="B6_WT_7wks_HFD3d_P1_22" calcext:value-type="string">
            <text:p>B6_WT_7wks_HFD3d_P1_2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9])" office:value-type="string" office:string-value="B6_WT_7wks_HFD3d_P1_30" calcext:value-type="string">
            <text:p>B6_WT_7wks_HFD3d_P1_3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0])" office:value-type="string" office:string-value="B6_WT_7wks_HFD3d_P1_23" calcext:value-type="string">
            <text:p>B6_WT_7wks_HFD3d_P1_2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1])" office:value-type="string" office:string-value="B6_WT_7wks_HFD3d_P1_31" calcext:value-type="string">
            <text:p>B6_WT_7wks_HFD3d_P1_3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2])" office:value-type="string" office:string-value="B6_WT_7wks_HFD3d_P1_24" calcext:value-type="string">
            <text:p>B6_WT_7wks_HFD3d_P1_2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3])" office:value-type="string" office:string-value="B6_WT_7wks_HFD3d_P1_32" calcext:value-type="string">
            <text:p>B6_WT_7wks_HFD3d_P1_3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4])" office:value-type="string" office:string-value="B6_WT_7wks_NCD_P1_33" calcext:value-type="string">
            <text:p>B6_WT_7wks_NCD_P1_3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5])" office:value-type="string" office:string-value="B6_WT_7wks_NCD_P1_41" calcext:value-type="string">
            <text:p>B6_WT_7wks_NCD_P1_4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6])" office:value-type="string" office:string-value="B6_WT_7wks_NCD_P1_34" calcext:value-type="string">
            <text:p>B6_WT_7wks_NCD_P1_3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7])" office:value-type="string" office:string-value="B6_WT_7wks_NCD_P1_42" calcext:value-type="string">
            <text:p>B6_WT_7wks_NCD_P1_4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8])" office:value-type="string" office:string-value="B6_WT_7wks_NCD_P1_35" calcext:value-type="string">
            <text:p>B6_WT_7wks_NCD_P1_3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9])" office:value-type="string" office:string-value="B6_WT_7wks_NCD_P1_43" calcext:value-type="string">
            <text:p>B6_WT_7wks_NCD_P1_4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0])" office:value-type="string" office:string-value="B6_WT_7wks_NCD_P1_36" calcext:value-type="string">
            <text:p>B6_WT_7wks_NCD_P1_3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1])" office:value-type="string" office:string-value="B6_WT_7wks_NCD_P1_44" calcext:value-type="string">
            <text:p>B6_WT_7wks_NCD_P1_4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2])" office:value-type="string" office:string-value="B6_WT_7wks_HFD3d_P1_37" calcext:value-type="string">
            <text:p>B6_WT_7wks_HFD3d_P1_3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3])" office:value-type="string" office:string-value="B6_WT_7wks_HFD3d_P1_45" calcext:value-type="string">
            <text:p>B6_WT_7wks_HFD3d_P1_4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4])" office:value-type="string" office:string-value="B6_WT_7wks_HFD3d_P1_38" calcext:value-type="string">
            <text:p>B6_WT_7wks_HFD3d_P1_3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5])" office:value-type="string" office:string-value="B6_WT_7wks_HFD3d_P1_46" calcext:value-type="string">
            <text:p>B6_WT_7wks_HFD3d_P1_4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6])" office:value-type="string" office:string-value="B6_WT_7wks_HFD3d_P1_39" calcext:value-type="string">
            <text:p>B6_WT_7wks_HFD3d_P1_3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7])" office:value-type="string" office:string-value="B6_WT_7wks_HFD3d_P1_47" calcext:value-type="string">
            <text:p>B6_WT_7wks_HFD3d_P1_4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8])" office:value-type="string" office:string-value="B6_WT_7wks_HFD3d_P1_40" calcext:value-type="string">
            <text:p>B6_WT_7wks_HFD3d_P1_4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9])" office:value-type="string" office:string-value="B6_WT_7wks_HFD3d_P1_48" calcext:value-type="string">
            <text:p>B6_WT_7wks_HFD3d_P1_4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0])" office:value-type="string" office:string-value="B6_WT_7wks_NCD_P1_49" calcext:value-type="string">
            <text:p>B6_WT_7wks_NCD_P1_4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1])" office:value-type="string" office:string-value="B6_WT_7wks_NCD_P1_57" calcext:value-type="string">
            <text:p>B6_WT_7wks_NCD_P1_5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2])" office:value-type="string" office:string-value="B6_WT_7wks_NCD_P1_50" calcext:value-type="string">
            <text:p>B6_WT_7wks_NCD_P1_5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3])" office:value-type="string" office:string-value="B6_WT_7wks_NCD_P1_58" calcext:value-type="string">
            <text:p>B6_WT_7wks_NCD_P1_5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4])" office:value-type="string" office:string-value="B6_WT_7wks_NCD_P1_51" calcext:value-type="string">
            <text:p>B6_WT_7wks_NCD_P1_5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5])" office:value-type="string" office:string-value="B6_WT_7wks_NCD_P1_59" calcext:value-type="string">
            <text:p>B6_WT_7wks_NCD_P1_5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6])" office:value-type="string" office:string-value="B6_WT_7wks_NCD_P1_52" calcext:value-type="string">
            <text:p>B6_WT_7wks_NCD_P1_5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7])" office:value-type="string" office:string-value="B6_WT_7wks_NCD_P1_60" calcext:value-type="string">
            <text:p>B6_WT_7wks_NCD_P1_6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8])" office:value-type="string" office:string-value="B6_WT_7wks_HFD3d_P1_53" calcext:value-type="string">
            <text:p>B6_WT_7wks_HFD3d_P1_5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9])" office:value-type="string" office:string-value="B6_WT_7wks_HFD3d_P1_61" calcext:value-type="string">
            <text:p>B6_WT_7wks_HFD3d_P1_6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0])" office:value-type="string" office:string-value="B6_WT_7wks_HFD3d_P1_54" calcext:value-type="string">
            <text:p>B6_WT_7wks_HFD3d_P1_5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1])" office:value-type="string" office:string-value="B6_WT_7wks_HFD3d_P1_62" calcext:value-type="string">
            <text:p>B6_WT_7wks_HFD3d_P1_6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2])" office:value-type="string" office:string-value="B6_WT_7wks_HFD3d_P1_55" calcext:value-type="string">
            <text:p>B6_WT_7wks_HFD3d_P1_5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3])" office:value-type="string" office:string-value="B6_WT_7wks_HFD3d_P1_63" calcext:value-type="string">
            <text:p>B6_WT_7wks_HFD3d_P1_6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4])" office:value-type="string" office:string-value="B6_WT_7wks_HFD3d_P1_56" calcext:value-type="string">
            <text:p>B6_WT_7wks_HFD3d_P1_5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5])" office:value-type="string" office:string-value="B6_WT_7wks_HFD3d_P1_64" calcext:value-type="string">
            <text:p>B6_WT_7wks_HFD3d_P1_6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6])" office:value-type="string" office:string-value="B6_WT_7wks_NCD_P1_65" calcext:value-type="string">
            <text:p>B6_WT_7wks_NCD_P1_6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7])" office:value-type="string" office:string-value="B6_WT_7wks_NCD_P1_73" calcext:value-type="string">
            <text:p>B6_WT_7wks_NCD_P1_7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8])" office:value-type="string" office:string-value="B6_WT_7wks_NCD_P1_66" calcext:value-type="string">
            <text:p>B6_WT_7wks_NCD_P1_6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9])" office:value-type="string" office:string-value="B6_WT_7wks_NCD_P1_74" calcext:value-type="string">
            <text:p>B6_WT_7wks_NCD_P1_7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0])" office:value-type="string" office:string-value="B6_WT_7wks_NCD_P1_67" calcext:value-type="string">
            <text:p>B6_WT_7wks_NCD_P1_6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1])" office:value-type="string" office:string-value="B6_WT_7wks_NCD_P1_75" calcext:value-type="string">
            <text:p>B6_WT_7wks_NCD_P1_7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2])" office:value-type="string" office:string-value="B6_WT_7wks_NCD_P1_68" calcext:value-type="string">
            <text:p>B6_WT_7wks_NCD_P1_6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3])" office:value-type="string" office:string-value="B6_WT_7wks_NCD_P1_76" calcext:value-type="string">
            <text:p>B6_WT_7wks_NCD_P1_7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4])" office:value-type="string" office:string-value="B6_WT_7wks_HFD3d_P1_69" calcext:value-type="string">
            <text:p>B6_WT_7wks_HFD3d_P1_6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5])" office:value-type="string" office:string-value="B6_WT_7wks_HFD3d_P1_77" calcext:value-type="string">
            <text:p>B6_WT_7wks_HFD3d_P1_7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6])" office:value-type="string" office:string-value="B6_WT_7wks_HFD3d_P1_70" calcext:value-type="string">
            <text:p>B6_WT_7wks_HFD3d_P1_7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7])" office:value-type="string" office:string-value="B6_WT_7wks_HFD3d_P1_78" calcext:value-type="string">
            <text:p>B6_WT_7wks_HFD3d_P1_7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8])" office:value-type="string" office:string-value="B6_WT_7wks_HFD3d_P1_71" calcext:value-type="string">
            <text:p>B6_WT_7wks_HFD3d_P1_7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9])" office:value-type="string" office:string-value="B6_WT_7wks_HFD3d_P1_79" calcext:value-type="string">
            <text:p>B6_WT_7wks_HFD3d_P1_7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0])" office:value-type="string" office:string-value="B6_WT_7wks_HFD3d_P1_72" calcext:value-type="string">
            <text:p>B6_WT_7wks_HFD3d_P1_7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1])" office:value-type="string" office:string-value="B6_WT_7wks_HFD3d_P1_80" calcext:value-type="string">
            <text:p>B6_WT_7wks_HFD3d_P1_8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2])" office:value-type="string" office:string-value="B6_WT_7wks_NCD_P1_81" calcext:value-type="string">
            <text:p>B6_WT_7wks_NCD_P1_8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3])" office:value-type="string" office:string-value="B6_WT_7wks_NCD_P1_89" calcext:value-type="string">
            <text:p>B6_WT_7wks_NCD_P1_8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4])" office:value-type="string" office:string-value="B6_WT_7wks_NCD_P1_82" calcext:value-type="string">
            <text:p>B6_WT_7wks_NCD_P1_8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5])" office:value-type="string" office:string-value="B6_WT_7wks_NCD_P1_90" calcext:value-type="string">
            <text:p>B6_WT_7wks_NCD_P1_9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6])" office:value-type="string" office:string-value="B6_WT_7wks_NCD_P1_83" calcext:value-type="string">
            <text:p>B6_WT_7wks_NCD_P1_8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7])" office:value-type="string" office:string-value="B6_WT_7wks_NCD_P1_91" calcext:value-type="string">
            <text:p>B6_WT_7wks_NCD_P1_9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8])" office:value-type="string" office:string-value="B6_WT_7wks_NCD_P1_84" calcext:value-type="string">
            <text:p>B6_WT_7wks_NCD_P1_8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9])" office:value-type="string" office:string-value="B6_WT_7wks_NCD_P1_92" calcext:value-type="string">
            <text:p>B6_WT_7wks_NCD_P1_9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0])" office:value-type="string" office:string-value="B6_WT_7wks_HFD3d_P1_85" calcext:value-type="string">
            <text:p>B6_WT_7wks_HFD3d_P1_8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1])" office:value-type="string" office:string-value="B6_WT_7wks_HFD3d_P1_93" calcext:value-type="string">
            <text:p>B6_WT_7wks_HFD3d_P1_9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2])" office:value-type="string" office:string-value="B6_WT_7wks_HFD3d_P1_86" calcext:value-type="string">
            <text:p>B6_WT_7wks_HFD3d_P1_8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3])" office:value-type="string" office:string-value="B6_WT_7wks_HFD3d_P1_94" calcext:value-type="string">
            <text:p>B6_WT_7wks_HFD3d_P1_9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4])" office:value-type="string" office:string-value="B6_WT_7wks_HFD3d_P1_87" calcext:value-type="string">
            <text:p>B6_WT_7wks_HFD3d_P1_8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5])" office:value-type="string" office:string-value="B6_WT_7wks_HFD3d_P1_95" calcext:value-type="string">
            <text:p>B6_WT_7wks_HFD3d_P1_9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6])" office:value-type="string" office:string-value="B6_WT_7wks_HFD3d_P1_88" calcext:value-type="string">
            <text:p>B6_WT_7wks_HFD3d_P1_8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7])" office:value-type="string" office:string-value="B6_WT_7wks_HFD3d_P1_96" calcext:value-type="string">
            <text:p>B6_WT_7wks_HFD3d_P1_9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98])" office:value-type="string" office:string-value="B6_WT_7wks_NCD_P1_97" calcext:value-type="string">
            <text:p>B6_WT_7wks_NCD_P1_9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99])" office:value-type="string" office:string-value="B6_WT_7wks_NCD_P1_105" calcext:value-type="string">
            <text:p>B6_WT_7wks_NCD_P1_10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0])" office:value-type="string" office:string-value="B6_WT_7wks_NCD_P1_98" calcext:value-type="string">
            <text:p>B6_WT_7wks_NCD_P1_9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1])" office:value-type="string" office:string-value="B6_WT_7wks_NCD_P1_106" calcext:value-type="string">
            <text:p>B6_WT_7wks_NCD_P1_10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2])" office:value-type="string" office:string-value="B6_WT_7wks_NCD_P1_99" calcext:value-type="string">
            <text:p>B6_WT_7wks_NCD_P1_9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3])" office:value-type="string" office:string-value="B6_WT_7wks_NCD_P1_107" calcext:value-type="string">
            <text:p>B6_WT_7wks_NCD_P1_10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4])" office:value-type="string" office:string-value="B6_WT_7wks_NCD_P1_100" calcext:value-type="string">
            <text:p>B6_WT_7wks_NCD_P1_10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5])" office:value-type="string" office:string-value="B6_WT_7wks_NCD_P1_108" calcext:value-type="string">
            <text:p>B6_WT_7wks_NCD_P1_10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6])" office:value-type="string" office:string-value="B6_WT_7wks_HFD3d_P1_101" calcext:value-type="string">
            <text:p>B6_WT_7wks_HFD3d_P1_10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7])" office:value-type="string" office:string-value="B6_WT_7wks_HFD3d_P1_109" calcext:value-type="string">
            <text:p>B6_WT_7wks_HFD3d_P1_10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8])" office:value-type="string" office:string-value="B6_WT_7wks_HFD3d_P1_102" calcext:value-type="string">
            <text:p>B6_WT_7wks_HFD3d_P1_10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9])" office:value-type="string" office:string-value="B6_WT_7wks_HFD3d_P1_110" calcext:value-type="string">
            <text:p>B6_WT_7wks_HFD3d_P1_11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0])" office:value-type="string" office:string-value="B6_WT_7wks_HFD3d_P1_103" calcext:value-type="string">
            <text:p>B6_WT_7wks_HFD3d_P1_10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1])" office:value-type="string" office:string-value="B6_WT_7wks_HFD3d_P1_111" calcext:value-type="string">
            <text:p>B6_WT_7wks_HFD3d_P1_11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2])" office:value-type="string" office:string-value="B6_WT_7wks_HFD3d_P1_104" calcext:value-type="string">
            <text:p>B6_WT_7wks_HFD3d_P1_10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3])" office:value-type="string" office:string-value="B6_WT_7wks_HFD3d_P1_112" calcext:value-type="string">
            <text:p>B6_WT_7wks_HFD3d_P1_11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4])" office:value-type="string" office:string-value="B6_WT_7wks_NCD_P1_113" calcext:value-type="string">
            <text:p>B6_WT_7wks_NCD_P1_11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5])" office:value-type="string" office:string-value="B6_WT_7wks_NCD_P1_121" calcext:value-type="string">
            <text:p>B6_WT_7wks_NCD_P1_12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6])" office:value-type="string" office:string-value="B6_WT_7wks_NCD_P1_114" calcext:value-type="string">
            <text:p>B6_WT_7wks_NCD_P1_11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7])" office:value-type="string" office:string-value="B6_WT_7wks_NCD_P1_122" calcext:value-type="string">
            <text:p>B6_WT_7wks_NCD_P1_12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8])" office:value-type="string" office:string-value="B6_WT_7wks_NCD_P1_115" calcext:value-type="string">
            <text:p>B6_WT_7wks_NCD_P1_11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9])" office:value-type="string" office:string-value="B6_WT_7wks_NCD_P1_123" calcext:value-type="string">
            <text:p>B6_WT_7wks_NCD_P1_12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0])" office:value-type="string" office:string-value="B6_WT_7wks_NCD_P1_116" calcext:value-type="string">
            <text:p>B6_WT_7wks_NCD_P1_11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1])" office:value-type="string" office:string-value="B6_WT_7wks_NCD_P1_124" calcext:value-type="string">
            <text:p>B6_WT_7wks_NCD_P1_12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2])" office:value-type="string" office:string-value="B6_WT_7wks_HFD3d_P1_117" calcext:value-type="string">
            <text:p>B6_WT_7wks_HFD3d_P1_11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3])" office:value-type="string" office:string-value="B6_WT_7wks_HFD3d_P1_125" calcext:value-type="string">
            <text:p>B6_WT_7wks_HFD3d_P1_12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4])" office:value-type="string" office:string-value="B6_WT_7wks_HFD3d_P1_118" calcext:value-type="string">
            <text:p>B6_WT_7wks_HFD3d_P1_11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5])" office:value-type="string" office:string-value="B6_WT_7wks_HFD3d_P1_126" calcext:value-type="string">
            <text:p>B6_WT_7wks_HFD3d_P1_12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6])" office:value-type="string" office:string-value="B6_WT_7wks_HFD3d_P1_119" calcext:value-type="string">
            <text:p>B6_WT_7wks_HFD3d_P1_11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7])" office:value-type="string" office:string-value="B6_WT_7wks_HFD3d_P1_127" calcext:value-type="string">
            <text:p>B6_WT_7wks_HFD3d_P1_12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8])" office:value-type="string" office:string-value="B6_WT_7wks_HFD3d_P1_120" calcext:value-type="string">
            <text:p>B6_WT_7wks_HFD3d_P1_12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9])" office:value-type="string" office:string-value="B6_WT_7wks_HFD3d_P1_128" calcext:value-type="string">
            <text:p>B6_WT_7wks_HFD3d_P1_12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0])" office:value-type="string" office:string-value="B6_WT_7wks_NCD_P1_129" calcext:value-type="string">
            <text:p>B6_WT_7wks_NCD_P1_12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1])" office:value-type="string" office:string-value="B6_WT_7wks_NCD_P1_137" calcext:value-type="string">
            <text:p>B6_WT_7wks_NCD_P1_13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2])" office:value-type="string" office:string-value="B6_WT_7wks_NCD_P1_130" calcext:value-type="string">
            <text:p>B6_WT_7wks_NCD_P1_13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3])" office:value-type="string" office:string-value="B6_WT_7wks_NCD_P1_138" calcext:value-type="string">
            <text:p>B6_WT_7wks_NCD_P1_13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4])" office:value-type="string" office:string-value="B6_WT_7wks_NCD_P1_131" calcext:value-type="string">
            <text:p>B6_WT_7wks_NCD_P1_13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5])" office:value-type="string" office:string-value="B6_WT_7wks_NCD_P1_139" calcext:value-type="string">
            <text:p>B6_WT_7wks_NCD_P1_13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6])" office:value-type="string" office:string-value="B6_WT_7wks_NCD_P1_132" calcext:value-type="string">
            <text:p>B6_WT_7wks_NCD_P1_13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7])" office:value-type="string" office:string-value="B6_WT_7wks_NCD_P1_140" calcext:value-type="string">
            <text:p>B6_WT_7wks_NCD_P1_14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8])" office:value-type="string" office:string-value="B6_WT_7wks_HFD3d_P1_133" calcext:value-type="string">
            <text:p>B6_WT_7wks_HFD3d_P1_13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9])" office:value-type="string" office:string-value="B6_WT_7wks_HFD3d_P1_141" calcext:value-type="string">
            <text:p>B6_WT_7wks_HFD3d_P1_14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0])" office:value-type="string" office:string-value="B6_WT_7wks_HFD3d_P1_134" calcext:value-type="string">
            <text:p>B6_WT_7wks_HFD3d_P1_13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1])" office:value-type="string" office:string-value="B6_WT_7wks_HFD3d_P1_142" calcext:value-type="string">
            <text:p>B6_WT_7wks_HFD3d_P1_14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2])" office:value-type="string" office:string-value="B6_WT_7wks_HFD3d_P1_135" calcext:value-type="string">
            <text:p>B6_WT_7wks_HFD3d_P1_13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3])" office:value-type="string" office:string-value="B6_WT_7wks_HFD3d_P1_143" calcext:value-type="string">
            <text:p>B6_WT_7wks_HFD3d_P1_14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4])" office:value-type="string" office:string-value="B6_WT_7wks_HFD3d_P1_136" calcext:value-type="string">
            <text:p>B6_WT_7wks_HFD3d_P1_13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5])" office:value-type="string" office:string-value="B6_WT_7wks_HFD3d_P1_144" calcext:value-type="string">
            <text:p>B6_WT_7wks_HFD3d_P1_14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6])" office:value-type="string" office:string-value="B6_WT_7wks_NCD_P1_145" calcext:value-type="string">
            <text:p>B6_WT_7wks_NCD_P1_14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7])" office:value-type="string" office:string-value="B6_WT_7wks_NCD_P1_153" calcext:value-type="string">
            <text:p>B6_WT_7wks_NCD_P1_15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8])" office:value-type="string" office:string-value="B6_WT_7wks_NCD_P1_146" calcext:value-type="string">
            <text:p>B6_WT_7wks_NCD_P1_14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9])" office:value-type="string" office:string-value="B6_WT_7wks_NCD_P1_154" calcext:value-type="string">
            <text:p>B6_WT_7wks_NCD_P1_15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0])" office:value-type="string" office:string-value="B6_WT_7wks_NCD_P1_147" calcext:value-type="string">
            <text:p>B6_WT_7wks_NCD_P1_14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1])" office:value-type="string" office:string-value="B6_WT_7wks_NCD_P1_155" calcext:value-type="string">
            <text:p>B6_WT_7wks_NCD_P1_15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2])" office:value-type="string" office:string-value="B6_WT_7wks_NCD_P1_148" calcext:value-type="string">
            <text:p>B6_WT_7wks_NCD_P1_14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3])" office:value-type="string" office:string-value="B6_WT_7wks_NCD_P1_156" calcext:value-type="string">
            <text:p>B6_WT_7wks_NCD_P1_15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4])" office:value-type="string" office:string-value="B6_WT_7wks_HFD3d_P1_149" calcext:value-type="string">
            <text:p>B6_WT_7wks_HFD3d_P1_14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5])" office:value-type="string" office:string-value="B6_WT_7wks_HFD3d_P1_157" calcext:value-type="string">
            <text:p>B6_WT_7wks_HFD3d_P1_15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6])" office:value-type="string" office:string-value="B6_WT_7wks_HFD3d_P1_150" calcext:value-type="string">
            <text:p>B6_WT_7wks_HFD3d_P1_15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7])" office:value-type="string" office:string-value="B6_WT_7wks_HFD3d_P1_158" calcext:value-type="string">
            <text:p>B6_WT_7wks_HFD3d_P1_15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8])" office:value-type="string" office:string-value="B6_WT_7wks_HFD3d_P1_151" calcext:value-type="string">
            <text:p>B6_WT_7wks_HFD3d_P1_15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9])" office:value-type="string" office:string-value="B6_WT_7wks_HFD3d_P1_159" calcext:value-type="string">
            <text:p>B6_WT_7wks_HFD3d_P1_15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0])" office:value-type="string" office:string-value="B6_WT_7wks_HFD3d_P1_152" calcext:value-type="string">
            <text:p>B6_WT_7wks_HFD3d_P1_15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1])" office:value-type="string" office:string-value="B6_WT_7wks_HFD3d_P1_160" calcext:value-type="string">
            <text:p>B6_WT_7wks_HFD3d_P1_16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2])" office:value-type="string" office:string-value="B6_WT_7wks_NCD_P1_161" calcext:value-type="string">
            <text:p>B6_WT_7wks_NCD_P1_16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3])" office:value-type="string" office:string-value="B6_WT_7wks_NCD_P1_169" calcext:value-type="string">
            <text:p>B6_WT_7wks_NCD_P1_16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4])" office:value-type="string" office:string-value="B6_WT_7wks_NCD_P1_162" calcext:value-type="string">
            <text:p>B6_WT_7wks_NCD_P1_16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5])" office:value-type="string" office:string-value="B6_WT_7wks_NCD_P1_170" calcext:value-type="string">
            <text:p>B6_WT_7wks_NCD_P1_17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6])" office:value-type="string" office:string-value="B6_WT_7wks_NCD_P1_163" calcext:value-type="string">
            <text:p>B6_WT_7wks_NCD_P1_16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7])" office:value-type="string" office:string-value="B6_WT_7wks_NCD_P1_171" calcext:value-type="string">
            <text:p>B6_WT_7wks_NCD_P1_17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8])" office:value-type="string" office:string-value="B6_WT_7wks_NCD_P1_164" calcext:value-type="string">
            <text:p>B6_WT_7wks_NCD_P1_16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9])" office:value-type="string" office:string-value="B6_WT_7wks_NCD_P1_172" calcext:value-type="string">
            <text:p>B6_WT_7wks_NCD_P1_17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0])" office:value-type="string" office:string-value="B6_WT_7wks_HFD3d_P1_165" calcext:value-type="string">
            <text:p>B6_WT_7wks_HFD3d_P1_16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1])" office:value-type="string" office:string-value="B6_WT_7wks_HFD3d_P1_173" calcext:value-type="string">
            <text:p>B6_WT_7wks_HFD3d_P1_17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2])" office:value-type="string" office:string-value="B6_WT_7wks_HFD3d_P1_166" calcext:value-type="string">
            <text:p>B6_WT_7wks_HFD3d_P1_16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3])" office:value-type="string" office:string-value="B6_WT_7wks_HFD3d_P1_174" calcext:value-type="string">
            <text:p>B6_WT_7wks_HFD3d_P1_17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4])" office:value-type="string" office:string-value="B6_WT_7wks_HFD3d_P1_167" calcext:value-type="string">
            <text:p>B6_WT_7wks_HFD3d_P1_16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5])" office:value-type="string" office:string-value="B6_WT_7wks_HFD3d_P1_175" calcext:value-type="string">
            <text:p>B6_WT_7wks_HFD3d_P1_17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6])" office:value-type="string" office:string-value="B6_WT_7wks_HFD3d_P1_168" calcext:value-type="string">
            <text:p>B6_WT_7wks_HFD3d_P1_16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7])" office:value-type="string" office:string-value="B6_WT_7wks_HFD3d_P1_176" calcext:value-type="string">
            <text:p>B6_WT_7wks_HFD3d_P1_17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8])" office:value-type="string" office:string-value="B6_WT_7wks_NCD_P1_177" calcext:value-type="string">
            <text:p>B6_WT_7wks_NCD_P1_17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9])" office:value-type="string" office:string-value="B6_WT_7wks_NCD_P1_185" calcext:value-type="string">
            <text:p>B6_WT_7wks_NCD_P1_18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0])" office:value-type="string" office:string-value="B6_WT_7wks_NCD_P1_178" calcext:value-type="string">
            <text:p>B6_WT_7wks_NCD_P1_17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1])" office:value-type="string" office:string-value="B6_WT_7wks_NCD_P1_186" calcext:value-type="string">
            <text:p>B6_WT_7wks_NCD_P1_18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2])" office:value-type="string" office:string-value="B6_WT_7wks_NCD_P1_179" calcext:value-type="string">
            <text:p>B6_WT_7wks_NCD_P1_17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3])" office:value-type="string" office:string-value="B6_WT_7wks_NCD_P1_187" calcext:value-type="string">
            <text:p>B6_WT_7wks_NCD_P1_18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4])" office:value-type="string" office:string-value="B6_WT_7wks_NCD_P1_180" calcext:value-type="string">
            <text:p>B6_WT_7wks_NCD_P1_18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5])" office:value-type="string" office:string-value="B6_WT_7wks_NCD_P1_188" calcext:value-type="string">
            <text:p>B6_WT_7wks_NCD_P1_18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6])" office:value-type="string" office:string-value="B6_WT_7wks_HFD3d_P1_181" calcext:value-type="string">
            <text:p>B6_WT_7wks_HFD3d_P1_18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7])" office:value-type="string" office:string-value="B6_WT_7wks_HFD3d_P1_189" calcext:value-type="string">
            <text:p>B6_WT_7wks_HFD3d_P1_18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8])" office:value-type="string" office:string-value="B6_WT_7wks_HFD3d_P1_182" calcext:value-type="string">
            <text:p>B6_WT_7wks_HFD3d_P1_18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9])" office:value-type="string" office:string-value="B6_WT_7wks_HFD3d_P1_190" calcext:value-type="string">
            <text:p>B6_WT_7wks_HFD3d_P1_19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0])" office:value-type="string" office:string-value="B6_WT_7wks_HFD3d_P1_183" calcext:value-type="string">
            <text:p>B6_WT_7wks_HFD3d_P1_18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1])" office:value-type="string" office:string-value="B6_WT_7wks_HFD3d_P1_191" calcext:value-type="string">
            <text:p>B6_WT_7wks_HFD3d_P1_19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2])" office:value-type="string" office:string-value="B6_WT_7wks_HFD3d_P1_184" calcext:value-type="string">
            <text:p>B6_WT_7wks_HFD3d_P1_18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3])" office:value-type="string" office:string-value="B6_WT_7wks_HFD3d_P1_192" calcext:value-type="string">
            <text:p>B6_WT_7wks_HFD3d_P1_19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4])" office:value-type="string" office:string-value="___1" calcext:value-type="string">
            <text:p>___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5])" office:value-type="string" office:string-value="___9" calcext:value-type="string">
            <text:p>___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6])" office:value-type="string" office:string-value="___2" calcext:value-type="string">
            <text:p>___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7])" office:value-type="string" office:string-value="___10" calcext:value-type="string">
            <text:p>___1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8])" office:value-type="string" office:string-value="___3" calcext:value-type="string">
            <text:p>___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9])" office:value-type="string" office:string-value="___11" calcext:value-type="string">
            <text:p>___1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0])" office:value-type="string" office:string-value="___4" calcext:value-type="string">
            <text:p>___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1])" office:value-type="string" office:string-value="___12" calcext:value-type="string">
            <text:p>___1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2])" office:value-type="string" office:string-value="___5" calcext:value-type="string">
            <text:p>___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3])" office:value-type="string" office:string-value="___13" calcext:value-type="string">
            <text:p>___1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4])" office:value-type="string" office:string-value="___6" calcext:value-type="string">
            <text:p>___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5])" office:value-type="string" office:string-value="___14" calcext:value-type="string">
            <text:p>___1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6])" office:value-type="string" office:string-value="___7" calcext:value-type="string">
            <text:p>___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7])" office:value-type="string" office:string-value="___15" calcext:value-type="string">
            <text:p>___1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8])" office:value-type="string" office:string-value="___8" calcext:value-type="string">
            <text:p>___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9])" office:value-type="string" office:string-value="___16" calcext:value-type="string">
            <text:p>___1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0])" office:value-type="string" office:string-value="___17" calcext:value-type="string">
            <text:p>___1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1])" office:value-type="string" office:string-value="___25" calcext:value-type="string">
            <text:p>___2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2])" office:value-type="string" office:string-value="___18" calcext:value-type="string">
            <text:p>___1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3])" office:value-type="string" office:string-value="___26" calcext:value-type="string">
            <text:p>___2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4])" office:value-type="string" office:string-value="___19" calcext:value-type="string">
            <text:p>___1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5])" office:value-type="string" office:string-value="___27" calcext:value-type="string">
            <text:p>___2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6])" office:value-type="string" office:string-value="___20" calcext:value-type="string">
            <text:p>___2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7])" office:value-type="string" office:string-value="___28" calcext:value-type="string">
            <text:p>___2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8])" office:value-type="string" office:string-value="___21" calcext:value-type="string">
            <text:p>___2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9])" office:value-type="string" office:string-value="___29" calcext:value-type="string">
            <text:p>___2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0])" office:value-type="string" office:string-value="___22" calcext:value-type="string">
            <text:p>___2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1])" office:value-type="string" office:string-value="___30" calcext:value-type="string">
            <text:p>___3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2])" office:value-type="string" office:string-value="___23" calcext:value-type="string">
            <text:p>___2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3])" office:value-type="string" office:string-value="___31" calcext:value-type="string">
            <text:p>___3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4])" office:value-type="string" office:string-value="___24" calcext:value-type="string">
            <text:p>___2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5])" office:value-type="string" office:string-value="___32" calcext:value-type="string">
            <text:p>___3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6])" office:value-type="string" office:string-value="___33" calcext:value-type="string">
            <text:p>___3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7])" office:value-type="string" office:string-value="___41" calcext:value-type="string">
            <text:p>___4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8])" office:value-type="string" office:string-value="___34" calcext:value-type="string">
            <text:p>___3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9])" office:value-type="string" office:string-value="___42" calcext:value-type="string">
            <text:p>___4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0])" office:value-type="string" office:string-value="___35" calcext:value-type="string">
            <text:p>___3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1])" office:value-type="string" office:string-value="___43" calcext:value-type="string">
            <text:p>___4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2])" office:value-type="string" office:string-value="___36" calcext:value-type="string">
            <text:p>___3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3])" office:value-type="string" office:string-value="___44" calcext:value-type="string">
            <text:p>___4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4])" office:value-type="string" office:string-value="___37" calcext:value-type="string">
            <text:p>___3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5])" office:value-type="string" office:string-value="___45" calcext:value-type="string">
            <text:p>___4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6])" office:value-type="string" office:string-value="___38" calcext:value-type="string">
            <text:p>___3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7])" office:value-type="string" office:string-value="___46" calcext:value-type="string">
            <text:p>___4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8])" office:value-type="string" office:string-value="___39" calcext:value-type="string">
            <text:p>___3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9])" office:value-type="string" office:string-value="___47" calcext:value-type="string">
            <text:p>___4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0])" office:value-type="string" office:string-value="___40" calcext:value-type="string">
            <text:p>___4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1])" office:value-type="string" office:string-value="___48" calcext:value-type="string">
            <text:p>___4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2])" office:value-type="string" office:string-value="___49" calcext:value-type="string">
            <text:p>___4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3])" office:value-type="string" office:string-value="___57" calcext:value-type="string">
            <text:p>___5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4])" office:value-type="string" office:string-value="___50" calcext:value-type="string">
            <text:p>___5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5])" office:value-type="string" office:string-value="___58" calcext:value-type="string">
            <text:p>___5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6])" office:value-type="string" office:string-value="___51" calcext:value-type="string">
            <text:p>___5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7])" office:value-type="string" office:string-value="___59" calcext:value-type="string">
            <text:p>___5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8])" office:value-type="string" office:string-value="___52" calcext:value-type="string">
            <text:p>___5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9])" office:value-type="string" office:string-value="___60" calcext:value-type="string">
            <text:p>___6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0])" office:value-type="string" office:string-value="___53" calcext:value-type="string">
            <text:p>___5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1])" office:value-type="string" office:string-value="___61" calcext:value-type="string">
            <text:p>___6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2])" office:value-type="string" office:string-value="___54" calcext:value-type="string">
            <text:p>___5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3])" office:value-type="string" office:string-value="___62" calcext:value-type="string">
            <text:p>___6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4])" office:value-type="string" office:string-value="___55" calcext:value-type="string">
            <text:p>___5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5])" office:value-type="string" office:string-value="___63" calcext:value-type="string">
            <text:p>___6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6])" office:value-type="string" office:string-value="___56" calcext:value-type="string">
            <text:p>___5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7])" office:value-type="string" office:string-value="___64" calcext:value-type="string">
            <text:p>___6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8])" office:value-type="string" office:string-value="___65" calcext:value-type="string">
            <text:p>___6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9])" office:value-type="string" office:string-value="___73" calcext:value-type="string">
            <text:p>___7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0])" office:value-type="string" office:string-value="___66" calcext:value-type="string">
            <text:p>___6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1])" office:value-type="string" office:string-value="___74" calcext:value-type="string">
            <text:p>___7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2])" office:value-type="string" office:string-value="___67" calcext:value-type="string">
            <text:p>___6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3])" office:value-type="string" office:string-value="___75" calcext:value-type="string">
            <text:p>___7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4])" office:value-type="string" office:string-value="___68" calcext:value-type="string">
            <text:p>___6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5])" office:value-type="string" office:string-value="___76" calcext:value-type="string">
            <text:p>___7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6])" office:value-type="string" office:string-value="___69" calcext:value-type="string">
            <text:p>___6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7])" office:value-type="string" office:string-value="___77" calcext:value-type="string">
            <text:p>___7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8])" office:value-type="string" office:string-value="___70" calcext:value-type="string">
            <text:p>___7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9])" office:value-type="string" office:string-value="___78" calcext:value-type="string">
            <text:p>___7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0])" office:value-type="string" office:string-value="___71" calcext:value-type="string">
            <text:p>___7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1])" office:value-type="string" office:string-value="___79" calcext:value-type="string">
            <text:p>___7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2])" office:value-type="string" office:string-value="___72" calcext:value-type="string">
            <text:p>___7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3])" office:value-type="string" office:string-value="___80" calcext:value-type="string">
            <text:p>___8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4])" office:value-type="string" office:string-value="___81" calcext:value-type="string">
            <text:p>___8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5])" office:value-type="string" office:string-value="___89" calcext:value-type="string">
            <text:p>___8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6])" office:value-type="string" office:string-value="___82" calcext:value-type="string">
            <text:p>___8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7])" office:value-type="string" office:string-value="___90" calcext:value-type="string">
            <text:p>___9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8])" office:value-type="string" office:string-value="___83" calcext:value-type="string">
            <text:p>___8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9])" office:value-type="string" office:string-value="___91" calcext:value-type="string">
            <text:p>___9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0])" office:value-type="string" office:string-value="___84" calcext:value-type="string">
            <text:p>___8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1])" office:value-type="string" office:string-value="___92" calcext:value-type="string">
            <text:p>___9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2])" office:value-type="string" office:string-value="___85" calcext:value-type="string">
            <text:p>___8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3])" office:value-type="string" office:string-value="___93" calcext:value-type="string">
            <text:p>___9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4])" office:value-type="string" office:string-value="___86" calcext:value-type="string">
            <text:p>___8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5])" office:value-type="string" office:string-value="___94" calcext:value-type="string">
            <text:p>___9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6])" office:value-type="string" office:string-value="___87" calcext:value-type="string">
            <text:p>___8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7])" office:value-type="string" office:string-value="___95" calcext:value-type="string">
            <text:p>___9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8])" office:value-type="string" office:string-value="___88" calcext:value-type="string">
            <text:p>___8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9])" office:value-type="string" office:string-value="___96" calcext:value-type="string">
            <text:p>___9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0])" office:value-type="string" office:string-value="___97" calcext:value-type="string">
            <text:p>___9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1])" office:value-type="string" office:string-value="___105" calcext:value-type="string">
            <text:p>___10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2])" office:value-type="string" office:string-value="___98" calcext:value-type="string">
            <text:p>___9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3])" office:value-type="string" office:string-value="___106" calcext:value-type="string">
            <text:p>___10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4])" office:value-type="string" office:string-value="___99" calcext:value-type="string">
            <text:p>___9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5])" office:value-type="string" office:string-value="___107" calcext:value-type="string">
            <text:p>___10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6])" office:value-type="string" office:string-value="___100" calcext:value-type="string">
            <text:p>___10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7])" office:value-type="string" office:string-value="___108" calcext:value-type="string">
            <text:p>___10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8])" office:value-type="string" office:string-value="___101" calcext:value-type="string">
            <text:p>___10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9])" office:value-type="string" office:string-value="___109" calcext:value-type="string">
            <text:p>___10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0])" office:value-type="string" office:string-value="___102" calcext:value-type="string">
            <text:p>___10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1])" office:value-type="string" office:string-value="___110" calcext:value-type="string">
            <text:p>___11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2])" office:value-type="string" office:string-value="___103" calcext:value-type="string">
            <text:p>___10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3])" office:value-type="string" office:string-value="___111" calcext:value-type="string">
            <text:p>___11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4])" office:value-type="string" office:string-value="___104" calcext:value-type="string">
            <text:p>___10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5])" office:value-type="string" office:string-value="___112" calcext:value-type="string">
            <text:p>___11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6])" office:value-type="string" office:string-value="___113" calcext:value-type="string">
            <text:p>___11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7])" office:value-type="string" office:string-value="___121" calcext:value-type="string">
            <text:p>___12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8])" office:value-type="string" office:string-value="___114" calcext:value-type="string">
            <text:p>___11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9])" office:value-type="string" office:string-value="___122" calcext:value-type="string">
            <text:p>___12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0])" office:value-type="string" office:string-value="___115" calcext:value-type="string">
            <text:p>___11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1])" office:value-type="string" office:string-value="___123" calcext:value-type="string">
            <text:p>___12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2])" office:value-type="string" office:string-value="___116" calcext:value-type="string">
            <text:p>___11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3])" office:value-type="string" office:string-value="___124" calcext:value-type="string">
            <text:p>___12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4])" office:value-type="string" office:string-value="___117" calcext:value-type="string">
            <text:p>___11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5])" office:value-type="string" office:string-value="___125" calcext:value-type="string">
            <text:p>___12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6])" office:value-type="string" office:string-value="___118" calcext:value-type="string">
            <text:p>___11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7])" office:value-type="string" office:string-value="___126" calcext:value-type="string">
            <text:p>___12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8])" office:value-type="string" office:string-value="___119" calcext:value-type="string">
            <text:p>___11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9])" office:value-type="string" office:string-value="___127" calcext:value-type="string">
            <text:p>___12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0])" office:value-type="string" office:string-value="___120" calcext:value-type="string">
            <text:p>___12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1])" office:value-type="string" office:string-value="___128" calcext:value-type="string">
            <text:p>___12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2])" office:value-type="string" office:string-value="___129" calcext:value-type="string">
            <text:p>___12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3])" office:value-type="string" office:string-value="___137" calcext:value-type="string">
            <text:p>___13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4])" office:value-type="string" office:string-value="___130" calcext:value-type="string">
            <text:p>___13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5])" office:value-type="string" office:string-value="___138" calcext:value-type="string">
            <text:p>___13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6])" office:value-type="string" office:string-value="___131" calcext:value-type="string">
            <text:p>___13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7])" office:value-type="string" office:string-value="___139" calcext:value-type="string">
            <text:p>___13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8])" office:value-type="string" office:string-value="___132" calcext:value-type="string">
            <text:p>___13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9])" office:value-type="string" office:string-value="___140" calcext:value-type="string">
            <text:p>___14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0])" office:value-type="string" office:string-value="___133" calcext:value-type="string">
            <text:p>___13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1])" office:value-type="string" office:string-value="___141" calcext:value-type="string">
            <text:p>___14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2])" office:value-type="string" office:string-value="___134" calcext:value-type="string">
            <text:p>___13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3])" office:value-type="string" office:string-value="___142" calcext:value-type="string">
            <text:p>___14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4])" office:value-type="string" office:string-value="___135" calcext:value-type="string">
            <text:p>___13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5])" office:value-type="string" office:string-value="___143" calcext:value-type="string">
            <text:p>___14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6])" office:value-type="string" office:string-value="___136" calcext:value-type="string">
            <text:p>___13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7])" office:value-type="string" office:string-value="___144" calcext:value-type="string">
            <text:p>___14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8])" office:value-type="string" office:string-value="___145" calcext:value-type="string">
            <text:p>___14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9])" office:value-type="string" office:string-value="___153" calcext:value-type="string">
            <text:p>___15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0])" office:value-type="string" office:string-value="___146" calcext:value-type="string">
            <text:p>___14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1])" office:value-type="string" office:string-value="___154" calcext:value-type="string">
            <text:p>___15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2])" office:value-type="string" office:string-value="___147" calcext:value-type="string">
            <text:p>___14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3])" office:value-type="string" office:string-value="___155" calcext:value-type="string">
            <text:p>___15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4])" office:value-type="string" office:string-value="___148" calcext:value-type="string">
            <text:p>___14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5])" office:value-type="string" office:string-value="___156" calcext:value-type="string">
            <text:p>___15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6])" office:value-type="string" office:string-value="___149" calcext:value-type="string">
            <text:p>___14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7])" office:value-type="string" office:string-value="___157" calcext:value-type="string">
            <text:p>___15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8])" office:value-type="string" office:string-value="___150" calcext:value-type="string">
            <text:p>___15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9])" office:value-type="string" office:string-value="___158" calcext:value-type="string">
            <text:p>___15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0])" office:value-type="string" office:string-value="___151" calcext:value-type="string">
            <text:p>___15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1])" office:value-type="string" office:string-value="___159" calcext:value-type="string">
            <text:p>___15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2])" office:value-type="string" office:string-value="___152" calcext:value-type="string">
            <text:p>___15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3])" office:value-type="string" office:string-value="___160" calcext:value-type="string">
            <text:p>___16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4])" office:value-type="string" office:string-value="___161" calcext:value-type="string">
            <text:p>___16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5])" office:value-type="string" office:string-value="___169" calcext:value-type="string">
            <text:p>___16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6])" office:value-type="string" office:string-value="___162" calcext:value-type="string">
            <text:p>___16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7])" office:value-type="string" office:string-value="___170" calcext:value-type="string">
            <text:p>___17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8])" office:value-type="string" office:string-value="___163" calcext:value-type="string">
            <text:p>___16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9])" office:value-type="string" office:string-value="___171" calcext:value-type="string">
            <text:p>___17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0])" office:value-type="string" office:string-value="___164" calcext:value-type="string">
            <text:p>___16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1])" office:value-type="string" office:string-value="___172" calcext:value-type="string">
            <text:p>___17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2])" office:value-type="string" office:string-value="___165" calcext:value-type="string">
            <text:p>___16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3])" office:value-type="string" office:string-value="___173" calcext:value-type="string">
            <text:p>___17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4])" office:value-type="string" office:string-value="___166" calcext:value-type="string">
            <text:p>___16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5])" office:value-type="string" office:string-value="___174" calcext:value-type="string">
            <text:p>___17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6])" office:value-type="string" office:string-value="___167" calcext:value-type="string">
            <text:p>___16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7])" office:value-type="string" office:string-value="___175" calcext:value-type="string">
            <text:p>___17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8])" office:value-type="string" office:string-value="___168" calcext:value-type="string">
            <text:p>___16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9])" office:value-type="string" office:string-value="___176" calcext:value-type="string">
            <text:p>___17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0])" office:value-type="string" office:string-value="___177" calcext:value-type="string">
            <text:p>___17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1])" office:value-type="string" office:string-value="___185" calcext:value-type="string">
            <text:p>___18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2])" office:value-type="string" office:string-value="___178" calcext:value-type="string">
            <text:p>___17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3])" office:value-type="string" office:string-value="___186" calcext:value-type="string">
            <text:p>___18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4])" office:value-type="string" office:string-value="___179" calcext:value-type="string">
            <text:p>___17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5])" office:value-type="string" office:string-value="___187" calcext:value-type="string">
            <text:p>___18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6])" office:value-type="string" office:string-value="___180" calcext:value-type="string">
            <text:p>___18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7])" office:value-type="string" office:string-value="___188" calcext:value-type="string">
            <text:p>___18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8])" office:value-type="string" office:string-value="___181" calcext:value-type="string">
            <text:p>___18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9])" office:value-type="string" office:string-value="___189" calcext:value-type="string">
            <text:p>___18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0])" office:value-type="string" office:string-value="___182" calcext:value-type="string">
            <text:p>___18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1])" office:value-type="string" office:string-value="___190" calcext:value-type="string">
            <text:p>___19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2])" office:value-type="string" office:string-value="___183" calcext:value-type="string">
            <text:p>___18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3])" office:value-type="string" office:string-value="___191" calcext:value-type="string">
            <text:p>___19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4])" office:value-type="string" office:string-value="___184" calcext:value-type="string">
            <text:p>___18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5])" office:value-type="string" office:string-value="___192" calcext:value-type="string">
            <text:p>___192</text:p>
          </table:table-cell>
          <table:table-cell table:number-columns-repeated="1019"/>
        </table:table-row>
        <table:table-row table:style-name="ro3" table:number-rows-repeated="10481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nd_1" table:base-cell-address="$'Original Names plate1'.$H$20" table:cell-range-address="$'Original Names plate1'.$H$20"/>
        <table:named-range table:name="Cond_2" table:base-cell-address="$'Original Names plate1'.$H$21" table:cell-range-address="$'Original Names plate1'.$H$21"/>
        <table:named-range table:name="Cond_3" table:base-cell-address="$'Original Names plate1'.$H$22" table:cell-range-address="$'Original Names plate1'.$H$22"/>
        <table:named-range table:name="lib_name_1" table:base-cell-address="$'Original Names plate1'.$A$1" table:cell-range-address="$'Original Names plate1'.$E$15"/>
        <table:named-range table:name="lib_name_2" table:base-cell-address="$'Original Names plate1'.$A$1" table:cell-range-address="$'Original Names plate1'.$E$16"/>
        <table:named-range table:name="lib_name_3" table:base-cell-address="$'Original Names plate1'.$A$1" table:cell-range-address="$'Original Names plate1'.$E$17"/>
        <table:named-range table:name="lib_name_4" table:base-cell-address="$'Original Names plate1'.$A$1" table:cell-range-address="$'Original Names plate1'.$E$18"/>
        <table:named-range table:name="matrix" table:base-cell-address="$'Original Names plate1'.$A$1" table:cell-range-address="$'Final Names'.$D$4:.$F$9"/>
        <table:named-range table:name="matrix_BC" table:base-cell-address="$'Original Names plate1'.$A$1" table:cell-range-address="$barcodes.$B$2:.$Y$17"/>
        <table:named-range table:name="matrix_cond1" table:base-cell-address="$'Original Names plate1'.$A$1" table:cell-range-address="$'Condition1 plate1'.$B$2:.$Y$17"/>
        <table:named-range table:name="matrix_cond2" table:base-cell-address="$'Original Names plate1'.$A$1" table:cell-range-address="$'Condition2 plate1'.$B$2:.$Y$17"/>
        <table:named-range table:name="matrix_cond3" table:base-cell-address="$'Original Names plate1'.$A$1" table:cell-range-address="$'Condition3 plate1'.$B$2:.$Y$17"/>
        <table:named-range table:name="orig_name_1" table:base-cell-address="$'Original Names plate1'.$A$1" table:cell-range-address="$'Original Names plate1'.$D$15"/>
        <table:named-range table:name="orig_name_2" table:base-cell-address="$'Original Names plate1'.$A$1" table:cell-range-address="$'Original Names plate1'.$D$16"/>
        <table:named-range table:name="orig_name_3" table:base-cell-address="$'Original Names plate1'.$A$1" table:cell-range-address="$'Original Names plate1'.$D$17"/>
        <table:named-range table:name="orig_name_4" table:base-cell-address="$'Original Names plate1'.$A$1" table:cell-range-address="$'Original Names plate1'.$D$18"/>
        <table:named-range table:name="plate_name" table:base-cell-address="$'Original Names plate1'.$A$1" table:cell-range-address="$'Original Names plate1'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6P0" style:volatile="true">
      <number:text>CHF </number:text>
      <number:number number:decimal-places="0" loext:min-decimal-places="0" number:min-integer-digits="1" number:grouping="true"/>
    </number:number-style>
    <number:number-style style:name="N136">
      <number:text>CHF 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CHF 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CHF 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CHF </number:text>
      <number:number number:decimal-places="2" loext:min-decimal-places="2" number:min-integer-digits="1" number:grouping="true"/>
    </number:number-style>
    <number:number-style style:name="N138">
      <number:text>CHF 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CHF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CHF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CHF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CHF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CHF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CHF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CHF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CHF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text>WAHR</number:text>
    </number:number-style>
    <number:number-style style:name="N145P1" style:volatile="true">
      <number:text>WAHR</number:text>
    </number:number-style>
    <number:number-style style:name="N145">
      <number:text>FALSCH</number:text>
      <style:map style:condition="value()&gt;0" style:apply-style-name="N145P0"/>
      <style:map style:condition="value()&lt;0" style:apply-style-name="N145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fbf6d6" draw:end-color="#fbfe82" draw:start-intensity="100%" draw:end-intensity="100%" draw:angle="0" draw:border="0%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1:10:30.246802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al_20_Names_20_plate1" style:display-name="PageStyle_Original Names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1_20_plate1" style:display-name="PageStyle_Condition1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2_20_plate1" style:display-name="PageStyle_Condition2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3_20_plate1" style:display-name="PageStyle_Condition3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codes" style:display-name="PageStyle_bar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Names" style:display-name="PageStyle_Final 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di</meta:initial-creator>
    <meta:creation-date>2017-02-01T14:52:51</meta:creation-date>
    <dc:creator>Steffen Heyne</dc:creator>
    <dc:date>2017-04-07T11:34:44.185123154</dc:date>
    <meta:editing-cycles>35</meta:editing-cycles>
    <meta:editing-duration>P11DT23H17M42S</meta:editing-duration>
    <meta:generator>LibreOffice/5.3.0.3$Linux_X86_64 LibreOffice_project/7074905676c47b82bbcfbea1aeefc84afe1c50e1</meta:generator>
    <meta:document-statistic meta:table-count="6" meta:cell-count="3269" meta:object-count="8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